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7]-[.B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8]-[.B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9]-[.B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0]-[.B1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1]-[.B11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3" table:number-rows-repeated="68">
          <table:table-cell table:number-columns-repeated="4"/>
          <table:table-cell table:style-name="ce16"/>
        </table:table-row>
        <table:table-row table:style-name="ro3" table:number-rows-repeated="6544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/09/2011</text:date>, <text:time>22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1M40S</meta:editing-duration>
    <meta:editing-cycles>19</meta:editing-cycles>
    <meta:generator>BrOffice/3.3$Linux LibreOffice_project/330m19$Build-301</meta:generator>
    <dc:date>2011-09-14T22:22:54</dc:date>
    <dc:creator>guiliano </dc:creator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